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whitespace"> </text:span>
        <text:span text:style-name="rststyle-name">
          <text:span text:style-name="rststyle-variable">fmt</text:span>
        </text:span>
        <text:span text:style-name="rststyle-operator">=</text:span>
        <text:span text:style-name="rststyle-whitespace"> 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span text:style-name="rststyle-whitespace"> </text:span>
        <text:span text:style-name="rststyle-whitespace"> </text:span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for</text:span>
        <text:span text:style-name="rststyle-whitespace"> 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for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single">'raw'</text:span>
          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4" text:style-name="Sect1">
        <text:h text:outline-level="1" text:style-name="rststyle-heading1">Snapshot özelliği</text:h>
        <text:p text:style-name="rststyle-textbody">Sanal makinanın imajını almak için <text:span text:style-name="rststyle-strong">qemu-img snapshot</text:span> kullanabiliriz. Örnek kullanım:</text:p>
        <ns0:p ns0:style-name="rststyle-codeblock">☭ qemu-img snapshot -c temiz-kurulum deneme.img # snapshot üretmek için<ns0:line-break/>☭ qemu-img snapshot -l deneme.img # snapshot listelemek için<ns0:line-break/>☭ qemu-img snapshot -a temiz-kurulum deneme.img # snapshot geri dönmek için<ns0:line-break/>☭ qemu-img snapshot -d temiz-kurulum deneme.img # snapshot silmek için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üret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listele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geri dön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silmek için</text:span>
        </text:span>
      </text:section>
      <text:section text:name="Section5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5-04-28T05:49:12</meta:creation-date>
    <dc:creator>a</dc:creator>
    <dc:date>2025-04-28T05:49:12</dc:date>
    <dc:language>en-US</dc:language>
    <meta:editing-cycles>1</meta:editing-cycles>
    <meta:editing-duration>PT00M01S</meta:editing-duration>
    <dc:title>Qemu-KVM Kullanımı</dc:title>
  </office:meta>
</office:document-meta>
</file>